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9206a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9206a" style:font-size-asian="13pt" style:font-weight-asian="normal" style:font-size-complex="13pt" style:font-weight-complex="normal"/>
    </style:style>
    <style:style style:name="P3" style:family="paragraph" style:parent-style-name="Standard">
      <style:text-properties officeooo:rsid="0005b681" officeooo:paragraph-rsid="0009206a"/>
    </style:style>
    <style:style style:name="P4" style:family="paragraph" style:parent-style-name="Standard">
      <style:text-properties officeooo:paragraph-rsid="0009206a"/>
    </style:style>
    <style:style style:name="P5" style:family="paragraph" style:parent-style-name="Standard">
      <style:text-properties officeooo:rsid="0009206a" officeooo:paragraph-rsid="0009206a"/>
    </style:style>
    <style:style style:name="P6" style:family="paragraph" style:parent-style-name="Standard">
      <style:text-properties fo:font-size="13pt" officeooo:rsid="00020497" officeooo:paragraph-rsid="0009206a" style:font-size-asian="13pt" style:font-size-complex="13pt"/>
    </style:style>
    <style:style style:name="P7" style:family="paragraph" style:parent-style-name="Standard">
      <style:text-properties officeooo:paragraph-rsid="0009206a"/>
    </style:style>
    <style:style style:name="T1" style:family="text">
      <style:text-properties officeooo:rsid="00074cbf"/>
    </style:style>
    <style:style style:name="T2" style:family="text">
      <style:text-properties fo:font-size="13pt" officeooo:rsid="0009206a" style:font-size-asian="13pt" style:font-size-complex="13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3">--Type: Cyclone1.0 -SI -SKU3</text:p>
      <text:p text:style-name="P3">--SN: 73319S<text:span text:style-name="T1">1</text:span>04K</text:p>
      <text:p text:style-name="P4"/>
      <text:p text:style-name="P6">2. 测试详情列表：</text:p>
      <text:p text:style-name="P4"><draw:frame draw:style-name="fr1" draw:name="Object1" text:anchor-type="paragraph" svg:x="0.4071in" svg:y="0.1898in" svg:width="6.1811in" svg:height="6.188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text:span text:style-name="T2">3. 测试机构：</text:span>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9206a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3:32:47.571507740</meta:creation-date>
    <dc:date>2014-07-15T16:15:59.136651916</dc:date>
    <dc:creator>xiaojun </dc:creator>
    <meta:editing-duration>PT12M15S</meta:editing-duration>
    <meta:editing-cycles>3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2" meta:character-count="118" meta:non-whitespace-character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6-02" calcext:value-type="date">
            <text:p>2013-06-02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1" office:value-type="string" calcext:value-type="string">
            <text:p>2013-6-04—2013-6-0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06-09" calcext:value-type="date">
            <text:p>2013-06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6-10" calcext:value-type="date">
            <text:p>2013-06-10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6-11" calcext:value-type="date">
            <text:p>2013-06-1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6-12" calcext:value-type="date">
            <text:p>2013-06-12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6-13" calcext:value-type="date">
            <text:p>2013-06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1" office:value-type="string" calcext:value-type="string">
            <text:p>2013-6-16—2013-6-17</text:p>
          </table:table-cell>
          <table:table-cell table:style-name="ce1" office:value-type="string" calcext:value-type="string">
            <text:p>孙研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1" office:value-type="string" calcext:value-type="string">
            <text:p>2013-6-18—2013-6-19</text:p>
          </table:table-cell>
          <table:table-cell table:style-name="ce1" office:value-type="string" calcext:value-type="string">
            <text:p>孙研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6-20" calcext:value-type="date">
            <text:p>2013-06-20</text:p>
          </table:table-cell>
          <table:table-cell table:style-name="ce1" office:value-type="string" calcext:value-type="string">
            <text:p>孙研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1" office:value-type="string" calcext:value-type="string">
            <text:p>2013-6-23—2013-6-2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6-25" calcext:value-type="date">
            <text:p>2013-06-2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6-26" calcext:value-type="date">
            <text:p>2013-06-2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1" office:value-type="string" calcext:value-type="string">
            <text:p>2013-6-27—2013-6-2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6-29" calcext:value-type="date">
            <text:p>2013-06-2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6-30" calcext:value-type="date">
            <text:p>2013-06-30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7-01" calcext:value-type="date">
            <text:p>2013-07-0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7-02" calcext:value-type="date">
            <text:p>2013-07-02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7-03" calcext:value-type="date">
            <text:p>2013-07-0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7-04" calcext:value-type="date">
            <text:p>2013-07-0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7-05" calcext:value-type="date">
            <text:p>2013-07-0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7-07" calcext:value-type="date">
            <text:p>2013-07-07</text:p>
          </table:table-cell>
          <table:table-cell table:style-name="ce1" office:value-type="string" calcext:value-type="string">
            <text:p>孙妍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1" office:value-type="string" calcext:value-type="string">
            <text:p>孙妍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7-09" calcext:value-type="date">
            <text:p>2013-07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7-09" calcext:value-type="date">
            <text:p>2013-07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7-09" calcext:value-type="date">
            <text:p>2013-07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7-09" calcext:value-type="date">
            <text:p>2013-07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7-09" calcext:value-type="date">
            <text:p>2013-07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7-09" calcext:value-type="date">
            <text:p>2013-07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7-09" calcext:value-type="date">
            <text:p>2013-07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7-09" calcext:value-type="date">
            <text:p>2013-07-0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0000-00-00T16:09:05.803972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